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D0000018A2FDA2937D2522B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478cm" svg:y="-0.185cm" svg:width="20.193cm" svg:height="12.926cm" draw:z-index="0"><draw:image xlink:href="Pictures/100000010000047D0000018A2FDA2937D2522B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6:34:08.507852907</meta:creation-date>
    <dc:date>2023-10-21T16:36:25.243526950</dc:date>
    <meta:editing-duration>PT2M1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